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Oswald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style:font-name="Oswald" fo:font-size="13pt" fo:font-weight="bold" officeooo:rsid="000b5fe7" officeooo:paragraph-rsid="000b5fe7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ce181e" style:font-name="Oswald" fo:font-size="14pt" fo:font-weight="bold" officeooo:rsid="000bff2c" officeooo:paragraph-rsid="000bff2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ce181e" style:font-name="Oswald" fo:font-weight="bold" style:font-weight-asian="bold" style:font-weight-complex="bold"/>
    </style:style>
    <style:style style:name="P5" style:family="paragraph" style:parent-style-name="Standard">
      <style:text-properties style:font-name="Oswald"/>
    </style:style>
    <style:style style:name="P6" style:family="paragraph" style:parent-style-name="Standard">
      <style:text-properties style:font-name="Oswald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Oswald" fo:font-weight="bold" officeooo:paragraph-rsid="000b5fe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swald" fo:font-weight="bold" officeooo:rsid="000b5fe7" officeooo:paragraph-rsid="000b5fe7" style:font-weight-asian="bold" style:font-weight-complex="bold"/>
    </style:style>
    <style:style style:name="P9" style:family="paragraph" style:parent-style-name="Standard">
      <style:text-properties style:font-name="Oswald" fo:font-weight="bold" officeooo:rsid="000b5fe7" officeooo:paragraph-rsid="000b5fe7" style:font-weight-asian="bold" style:font-weight-complex="bold"/>
    </style:style>
    <style:style style:name="T1" style:family="text">
      <style:text-properties officeooo:rsid="000b2876"/>
    </style:style>
    <style:style style:name="T2" style:family="text">
      <style:text-properties officeooo:rsid="000b5fe7"/>
    </style:style>
    <style:style style:name="T3" style:family="text">
      <style:text-properties officeooo:rsid="000bff2c"/>
    </style:style>
    <style:style style:name="T4" style:family="text">
      <style:text-properties officeooo:rsid="000f504f"/>
    </style:style>
    <style:style style:name="T5" style:family="text">
      <style:text-properties officeooo:rsid="0013a262"/>
    </style:style>
    <style:style style:name="T6" style:family="text">
      <style:text-properties officeooo:rsid="0014d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ęste, zimne, z bananami</text:p>
      <text:p text:style-name="P2"><text:span text:style-name="T3">M</text:span>asz to zjeść jako: przekąsk<text:span text:style-name="T5">a</text:span></text:p>
      <text:p text:style-name="P6"/>
      <text:p text:style-name="P7">C<text:span text:style-name="T2">zas przygotowania: 00:05:00</text:span></text:p>
      <text:p text:style-name="P8">Poziom trudności: <text:span text:style-name="T3">laik</text:span></text:p>
      <text:p text:style-name="P9"/>
      <text:p text:style-name="P6">Co musisz znaleźć w kuchni:</text:p>
      <text:p text:style-name="P5">Banany, jogurt naturalny</text:p>
      <text:p text:style-name="P5"/>
      <text:p text:style-name="P6">Zdecydowany? To weź tyle…</text:p>
      <text:p text:style-name="P5">+ Banany - 1 duży (<text:span text:style-name="T6">g</text:span>dybyś kręcił się głodny po kuchni to z takiego byłbyś zadowolony) lub 1,5 małego (a z takiego byś nie był/<text:span text:style-name="T4">a</text:span>) </text:p>
      <text:p text:style-name="P5">+ Jogurt naturalny - 1 (mały, plastikowy kubeczek, zwykle biały i stoi w lodówce)</text:p>
      <text:p text:style-name="P5"/>
      <text:p text:style-name="P6">Co z tym zrobić i jak zrobić?</text:p>
      <text:p text:style-name="P5">1. Przygotuj sobie blender i pojemniczek od blendera (podłącz do prądu i połóż na blacie). </text:p>
      <text:p text:style-name="P5">2. Weź banana i obierz go (skórka do śmieci) oraz jogurt i otwórz go (wieczko do śmieci).</text:p>
      <text:p text:style-name="P5">3. Do pojemnika od blendera wrzuć banana rozrywając go rękoma na parę mniejszych kawałków (takich jak sobie wybierzesz) i wlej jogurt - kolejnoś<text:span text:style-name="T1">ć</text:span> dowolna.</text:p>
      <text:p text:style-name="P5">4. Blenderem miksuj to co w pojemniku aż nie będziesz mógł znaleźć w środku banana (nie wsadzaj tam jednocześnie paluchów).</text:p>
      <text:p text:style-name="P5">5. Zanim wyjmiesz blender z pojemnika odłącz tą długą część z tym kręcącym się na końcu i nad ręką wrzuć do zlewu, to co ci potem zostanie (reszt<text:span text:style-name="T1">ę</text:span> blendera) poł<text:span text:style-name="T1">ó</text:span>ż na blacie.</text:p>
      <text:p text:style-name="P5">6. Zawartość pojemnika przelej do większej szklanki lub kubka (tylko powoli żebyś nie wlał do szklanki/kubka więcej niż może on zmieścić).</text:p>
      <text:p text:style-name="P5">7. Smakuj! (tylko potem posprzątaj ten bałagan).</text:p>
      <text:p text:style-name="P5"/>
      <text:p text:style-name="P3">Rady z dobrego serca</text:p>
      <text:p text:style-name="P4">*1 porcja (1 kubek)</text:p>
      <text:p text:style-name="P4">*Jak bardzo głodny zrób x2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8:07:00.119000000</meta:creation-date>
    <dc:date>2018-01-18T18:39:24.595000000</dc:date>
    <meta:editing-duration>PT18M52S</meta:editing-duration>
    <meta:editing-cycles>11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20" meta:word-count="222" meta:character-count="1299" meta:non-whitespace-character-count="1095"/>
  </office:meta>
</office:document-meta>
</file>